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42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2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2.42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2.54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2.16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2.42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2.54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3.18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3.1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3.43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3.18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3.05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401cm" fo:min-width="2.29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778cm" svg:x="1.762cm" svg:y="1.889cm">
          <text:p text:style-name="P1">Ash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683cm" svg:y1="2.778cm" svg:x2="6.334cm" svg:y2="2.778cm">
          <text:p/>
        </draw:line>
        <draw:custom-shape draw:style-name="gr3" draw:text-style-name="P1" draw:layer="layout" svg:width="2.794cm" svg:height="1.905cm" svg:x="6.334cm" svg:y="4.302cm">
          <text:p text:style-name="P1">Fa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28cm" svg:y1="5.318cm" svg:x2="11.668cm" svg:y2="4.048cm">
          <text:p/>
        </draw:line>
        <draw:custom-shape draw:style-name="gr3" draw:text-style-name="P1" draw:layer="layout" svg:width="2.794cm" svg:height="1.905cm" svg:x="6.334cm" svg:y="1.889cm">
          <text:p text:style-name="P1">Ly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28cm" svg:y1="2.778cm" svg:x2="11.668cm" svg:y2="4.048cm">
          <text:p/>
        </draw:line>
        <draw:custom-shape draw:style-name="gr4" draw:text-style-name="P1" draw:layer="layout" svg:width="2.921cm" svg:height="1.905cm" svg:x="11.668cm" svg:y="3.032cm">
          <text:p text:style-name="P1">Glycero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8cm" svg:height="1.905cm" svg:x="11.668cm" svg:y="6.588cm">
          <text:p text:style-name="P1">Nitric Aci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67cm" svg:height="1.905cm" svg:x="1.762cm" svg:y="9.001cm">
          <text:p text:style-name="P1">Sulfur </text:p>
          <text:p text:style-name="P1">Dioxid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29cm" svg:y1="9.89cm" svg:x2="6.207cm" svg:y2="9.89cm">
          <text:p/>
        </draw:line>
        <draw:custom-shape draw:style-name="gr7" draw:text-style-name="P1" draw:layer="layout" svg:width="2.921cm" svg:height="2.032cm" svg:x="6.207cm" svg:y="9.001cm">
          <text:p text:style-name="P1">Oleu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2.032cm" svg:x="6.207cm" svg:y="11.922cm">
          <text:p text:style-name="P1">Catalys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28cm" svg:y1="10.017cm" svg:x2="11.541cm" svg:y2="11.541cm">
          <text:p/>
        </draw:line>
        <draw:line draw:style-name="gr2" draw:text-style-name="P2" draw:layer="layout" svg:x1="9.128cm" svg:y1="12.938cm" svg:x2="11.541cm" svg:y2="11.541cm">
          <text:p/>
        </draw:line>
        <draw:custom-shape draw:style-name="gr8" draw:text-style-name="P1" draw:layer="layout" svg:width="3.048cm" svg:height="2.159cm" svg:x="11.541cm" svg:y="10.398cm">
          <text:p text:style-name="P1">Sulfuric </text:p>
          <text:p text:style-name="P1">Aci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89cm" svg:y1="3.921cm" svg:x2="16.748cm" svg:y2="7.477cm">
          <text:p/>
        </draw:line>
        <draw:line draw:style-name="gr2" draw:text-style-name="P2" draw:layer="layout" svg:x1="14.716cm" svg:y1="7.477cm" svg:x2="16.748cm" svg:y2="7.477cm">
          <text:p/>
        </draw:line>
        <draw:line draw:style-name="gr2" draw:text-style-name="P2" draw:layer="layout" svg:x1="14.589cm" svg:y1="11.541cm" svg:x2="16.748cm" svg:y2="7.477cm">
          <text:p/>
        </draw:line>
        <draw:custom-shape draw:style-name="gr9" draw:text-style-name="P1" draw:layer="layout" svg:width="3.683cm" svg:height="1.905cm" svg:x="16.748cm" svg:y="6.588cm">
          <text:p text:style-name="P1">Nitroglyceri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83cm" svg:height="1.905cm" svg:x="1.508cm" svg:y="16.621cm">
          <text:p text:style-name="P1">Nitrogylceri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83cm" svg:height="1.905cm" svg:x="1.508cm" svg:y="19.288cm">
          <text:p text:style-name="P1">Blasting Cap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83cm" svg:height="1.524cm" svg:x="1.508cm" svg:y="14.716cm">
          <text:p text:style-name="P1">Soul San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91cm" svg:y1="15.351cm" svg:x2="8.239cm" svg:y2="17.51cm">
          <text:p/>
        </draw:line>
        <draw:line draw:style-name="gr2" draw:text-style-name="P2" draw:layer="layout" svg:x1="5.191cm" svg:y1="17.51cm" svg:x2="8.239cm" svg:y2="17.51cm">
          <text:p/>
        </draw:line>
        <draw:line draw:style-name="gr2" draw:text-style-name="P2" draw:layer="layout" svg:x1="5.191cm" svg:y1="20.304cm" svg:x2="8.239cm" svg:y2="17.51cm">
          <text:p/>
        </draw:line>
        <draw:custom-shape draw:style-name="gr11" draw:text-style-name="P1" draw:layer="layout" svg:width="3.937cm" svg:height="2.032cm" svg:x="8.239cm" svg:y="16.621cm">
          <text:p text:style-name="P1">Dynamit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937cm" svg:height="2.032cm" svg:x="8.239cm" svg:y="19.161cm">
          <text:p text:style-name="P1">Waveshap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049cm" svg:y1="20.177cm" svg:x2="14.97cm" svg:y2="18.653cm">
          <text:p/>
        </draw:line>
        <draw:line draw:style-name="gr2" draw:text-style-name="P2" draw:layer="layout" svg:x1="12.176cm" svg:y1="17.51cm" svg:x2="14.97cm" svg:y2="18.653cm">
          <text:p/>
        </draw:line>
        <draw:custom-shape draw:style-name="gr12" draw:text-style-name="P1" draw:layer="layout" svg:width="3.683cm" svg:height="2.54cm" svg:x="14.843cm" svg:y="17.51cm">
          <text:p text:style-name="P1"><text:s/>T1 </text:p>
          <text:p text:style-name="P1">Breaching <text:line-break/>Charg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556cm" svg:height="2.54cm" svg:x="1.508cm" svg:y="22.59cm">
          <text:p text:style-name="P1"><text:s/>T1 </text:p>
          <text:p text:style-name="P1">Breaching <text:line-break/>Charg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064cm" svg:y1="23.86cm" svg:x2="7.096cm" svg:y2="23.86cm">
          <text:p/>
        </draw:line>
        <draw:custom-shape draw:style-name="gr13" draw:text-style-name="P1" draw:layer="layout" svg:width="3.556cm" svg:height="2.54cm" svg:x="6.969cm" svg:y="22.59cm">
          <text:p text:style-name="P1">Smart </text:p>
          <text:p text:style-name="P1">Breaching </text:p>
          <text:p text:style-name="P1">Charge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794cm" svg:height="1.651cm" svg:x="6.334cm" svg:y="6.715cm">
          <text:p text:style-name="P3">Ghast</text:p>
          <text:p text:style-name="P3">Tear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28cm" svg:y1="7.477cm" svg:x2="11.668cm" svg:y2="7.47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8T11:37:17.464000000</meta:creation-date>
    <dc:date>2020-04-08T16:42:35.282000000</dc:date>
    <meta:editing-duration>PT1H55M37S</meta:editing-duration>
    <meta:editing-cycles>2</meta:editing-cycles>
    <meta:generator>LibreOffice/6.4.2.2$Windows_X86_64 LibreOffice_project/4e471d8c02c9c90f512f7f9ead8875b57fcb1ec3</meta:generator>
    <meta:document-statistic meta:object-count="35"/>
  </office:meta>
</office:document-meta>
</file>